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lgerian" svg:font-family="Algerian" style:font-family-generic="decorative"/>
    <style:font-face style:name="Calibri2" svg:font-family="Calibri" style:font-family-generic="decorativ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lgerian1" svg:font-family="Algerian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randomBarWipe" smil:subtype="vertical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Bottom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6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miscShapeWipe" smil:subtype="horizontal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r4" style:family="presentation" style:parent-style-name="Soment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Somente_20_título-notes">
      <style:graphic-properties draw:fill-color="#ffffff" fo:min-height="13.364cm"/>
    </style:style>
    <style:style style:name="pr6" style:family="presentation" style:parent-style-name="Somente_20_título-subtitle">
      <style:graphic-properties draw:fill-color="#ffffff" fo:min-height="17.637cm"/>
    </style:style>
    <style:style style:name="pr7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80pt" style:font-size-asian="80pt" style:font-size-complex="80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 style:font-size-asian="80pt" style:font-size-complex="80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54pt" style:font-size-asian="54pt" style:font-size-complex="54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54pt" style:font-size-asian="54pt" style:font-size-complex="54pt"/>
    </style:style>
    <style:style style:name="P8" style:family="paragraph">
      <style:paragraph-properties fo:margin-top="0cm" fo:margin-bottom="0cm" fo:line-height="100%" style:punctuation-wrap="hanging" style:writing-mode="lr-tb"/>
      <style:text-properties fo:hyphenate="false"/>
    </style:style>
    <style:style style:name="T1" style:family="text">
      <style:text-properties fo:font-variant="normal" fo:text-transform="none" fo:color="#e7e7e7" style:text-line-through-style="none" style:text-line-through-type="none" style:text-position="0% 100%" style:font-name="Algerian1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e7e7e7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7e7e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 xml:id="id1" draw:id="id1">
        <draw:frame draw:name="Título 1" presentation:style-name="pr1" draw:text-style-name="P2" draw:layer="layout" svg:width="24.8cm" svg:height="4.082cm" svg:x="0.4cm" svg:y="6.8cm" presentation:class="title" presentation:user-transformed="true">
          <draw:text-box>
            <text:p text:style-name="P1"><text:span text:style-name="T1">A quem enviarei</text:span></text:p>
          </draw:text-box>
        </draw:frame>
        <draw:frame draw:name="Subtítulo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Michelle Nascimento</text:span></text:p>
          </draw:text-box>
        </draw:frame>
        <anim:par smil:dur="indefinite" smil:restart="never" presentation:node-type="timing-root">
          <anim:par smil:begin="id1.begin">
            <anim:transitionFilter smil:dur="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omente_20_título" presentation:presentation-page-layout-name="AL2T19" xml:id="id2" draw:id="id2">
        <draw:frame draw:name="Título 3" presentation:style-name="pr4" draw:text-style-name="P7" draw:layer="layout" svg:width="23.23cm" svg:height="17.562cm" svg:x="1.27cm" svg:y="0.763cm" presentation:class="title" presentation:user-transformed="true">
          <draw:text-box>
            <text:p text:style-name="P6"><text:span text:style-name="T3">O meu olhar vem procurar pessoas que levem a verdade</text:span><text:span text:style-name="T3"><text:line-break/></text:span><text:span text:style-name="T3">Que levem o reino,</text:span><text:span text:style-name="T3"><text:line-break/></text:span><text:span text:style-name="T3">que levem a cura</text:span><text:span text:style-name="T3"><text:line-break/></text:span><text:span text:style-name="T3">Ao mundo que precisa de milagres e salvação</text:span><text:span text:style-name="T3"><text:line-break/></text:span><text:span text:style-name="T3">A quem enviarei?</text:span></text:p>
          </draw:text-box>
        </draw:frame>
        <anim:par smil:dur="indefinite" smil:restart="never" presentation:node-type="timing-root">
          <anim:par smil:begin="id2.begin">
            <anim:transitionFilter smil:dur="3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omente_20_título" presentation:presentation-page-layout-name="AL2T19" xml:id="id3" draw:id="id3">
        <draw:frame draw:name="Título 1" presentation:style-name="pr4" draw:text-style-name="P7" draw:layer="layout" svg:width="23.43cm" svg:height="17.562cm" svg:x="1.27cm" svg:y="0.763cm" presentation:class="title" presentation:user-transformed="true">
          <draw:text-box>
            <text:p text:style-name="P6"><text:span text:style-name="T3">A quem enviarei</text:span><text:span text:style-name="T3"><text:line-break/></text:span><text:span text:style-name="T3"> para pregar o envangelho aos cativos e Oprimidos?</text:span><text:span text:style-name="T3"><text:line-break/></text:span><text:span text:style-name="T3">Libertem eles da prisão!</text:span></text:p>
          </draw:text-box>
        </draw:frame>
        <anim:par smil:dur="indefinite" smil:restart="never" presentation:node-type="timing-root">
          <anim:par smil:begin="id3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omente_20_título" presentation:presentation-page-layout-name="AL3T32" xml:id="id4" draw:id="id4">
        <draw:frame presentation:style-name="pr6" draw:text-style-name="P5" draw:layer="layout" svg:width="22.859cm" svg:height="17.637cm" svg:x="1.27cm" svg:y="0.763cm" presentation:class="subtitle" presentation:user-transformed="true">
          <draw:text-box>
            <text:p text:style-name="P8"><text:span text:style-name="T3">A quem enviarei para levar o envangelho as nações?</text:span><text:span text:style-name="T3"><text:line-break/></text:span><text:span text:style-name="T3">O mundo clama pela luz na escuridão!</text:span></text:p>
          </draw:text-box>
        </draw:frame>
        <anim:par presentation:node-type="timing-root">
          <anim:par smil:begin="id4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omente_20_título" presentation:presentation-page-layout-name="AL2T19" xml:id="id5" draw:id="id5">
        <draw:frame draw:name="Título 1" presentation:style-name="pr4" draw:text-style-name="P7" draw:layer="layout" svg:width="23.43cm" svg:height="17.562cm" svg:x="1.27cm" svg:y="0.763cm" presentation:class="title" presentation:user-transformed="true">
          <draw:text-box>
            <text:p text:style-name="P6"><text:span text:style-name="T3">A quem enviarei</text:span><text:span text:style-name="T3"><text:line-break/></text:span><text:span text:style-name="T3"> para pregar o envangelho aos cativos e Oprimidos?</text:span><text:span text:style-name="T3"><text:line-break/></text:span><text:span text:style-name="T3">Libertem eles da prisão!</text:span></text:p>
          </draw:text-box>
        </draw:frame>
        <anim:par smil:dur="indefinite" smil:restart="never" presentation:node-type="timing-root">
          <anim:par smil:begin="id5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omente_20_título" presentation:presentation-page-layout-name="AL3T32" xml:id="id6" draw:id="id6">
        <draw:frame presentation:style-name="pr6" draw:text-style-name="P5" draw:layer="layout" svg:width="22.859cm" svg:height="17.637cm" svg:x="1.27cm" svg:y="0.763cm" presentation:class="subtitle" presentation:user-transformed="true">
          <draw:text-box>
            <text:p text:style-name="P8"><text:span text:style-name="T3">A quem enviarei para levar o envangelho as nações?</text:span><text:span text:style-name="T3"><text:line-break/></text:span><text:span text:style-name="T3">O mundo clama pela luz na escuridão!</text:span></text:p>
          </draw:text-box>
        </draw:frame>
        <anim:par presentation:node-type="timing-root">
          <anim:par smil:begin="id6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Somente_20_título" presentation:presentation-page-layout-name="AL2T19" xml:id="id7" draw:id="id7">
        <draw:frame draw:name="Título 1" presentation:style-name="pr4" draw:text-style-name="P7" draw:layer="layout" svg:width="23.23cm" svg:height="17.362cm" svg:x="1.27cm" svg:y="0.763cm" presentation:class="title" presentation:user-transformed="true">
          <draw:text-box>
            <text:p text:style-name="P6"><text:span text:style-name="T3">O Senhor Jesus </text:span><text:span text:style-name="T3"><text:line-break/></text:span><text:span text:style-name="T3">Ele chama homens e mulheres para fazer a sua vontade.</text:span><text:span text:style-name="T3"><text:line-break/></text:span><text:span text:style-name="T3">Se você aí que esta me ouvindo deseja cumprir o ide do Senhor, levar as nações a salvação, a cura, cante comigo:</text:span></text:p>
          </draw:text-box>
        </draw:frame>
        <anim:par smil:dur="indefinite" smil:restart="never"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Somente_20_título" presentation:presentation-page-layout-name="AL2T19" xml:id="id8" draw:id="id8">
        <draw:frame draw:name="Título 1" presentation:style-name="pr4" draw:text-style-name="P7" draw:layer="layout" svg:width="22.83cm" svg:height="16.962cm" svg:x="1.27cm" svg:y="0.763cm" presentation:class="title" presentation:user-transformed="true">
          <draw:text-box>
            <text:p text:style-name="P6"><text:span text:style-name="T3">“</text:span><text:span text:style-name="T3">Leva-me, usa-me,</text:span><text:span text:style-name="T3"><text:line-break/></text:span><text:span text:style-name="T3">Eis-me aqui</text:span><text:span text:style-name="T3"><text:line-break/></text:span><text:span text:style-name="T3">Eu quero ser profeta,</text:span><text:span text:style-name="T3"><text:line-break/></text:span><text:span text:style-name="T3">Nessa geração.”</text:span></text:p>
          </draw:text-box>
        </draw:frame>
        <anim:par smil:dur="indefinite" smil:restart="never" presentation:node-type="timing-root">
          <anim:par smil:begin="id8.begin">
            <anim:transitionFilter smil:dur="3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quem enviarei?" draw:style-name="dp7" draw:master-page-name="Somente_20_título" presentation:presentation-page-layout-name="AL2T19">
        <draw:frame draw:name="Título 1" presentation:style-name="pr7" draw:text-style-name="P7" draw:layer="layout" svg:width="23.002cm" svg:height="17.001cm" svg:x="1.299cm" svg:y="0.924cm" presentation:class="title" presentation:user-transformed="true">
          <draw:text-box>
            <text:p text:style-name="P6"><text:span text:style-name="T3">A quem enviarei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lgerian" svg:font-family="Algerian" style:font-family-generic="decorative"/>
    <style:font-face style:name="Calibri2" svg:font-family="Calibri" style:font-family-generic="decorativ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lgerian1" svg:font-family="Algerian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0c0c0c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background" style:display-name="Somente título-background" style:family="presentation">
      <style:graphic-properties draw:stroke="none" draw:fill="solid" draw:fill-color="#0c0c0c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c0c0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Somente_20_título-backgroundobjects">
      <style:graphic-properties draw:stroke="none" draw:fill="none" draw:fill-color="#ffffff" draw:auto-grow-height="false" fo:min-height="1.485cm"/>
    </style:style>
    <style:style style:name="Mpr8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2-12">12/02/17</text:date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omente_20_título" style:display-name="Somente título" style:page-layout-name="PM1" draw:style-name="Mdp1">
      <draw:frame draw:name="Títu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2" presentation:style-name="Mpr6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2-12">12/02/17</text:date></text:span></text:p>
        </draw:text-box>
      </draw:frame>
      <draw:frame draw:name="Espaço Reservado para Rodapé 3" presentation:style-name="Mpr6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4" presentation:style-name="Mpr6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omente_20_título-title" draw:layer="backgroundobjects" svg:width="14.848cm" svg:height="11.136cm" svg:x="3.075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 quem enviarei</dc:title>
    <meta:initial-creator>IVANILTO</meta:initial-creator>
    <meta:editing-cycles>13</meta:editing-cycles>
    <meta:creation-date>2016-07-20T21:11:28</meta:creation-date>
    <dc:date>2017-02-12T15:51:33.185557689</dc:date>
    <meta:editing-duration>PT13M35S</meta:editing-duration>
    <meta:generator>LibreOffice/5.2.5.1$Linux_X86_64 LibreOffice_project/20m0$Build-1</meta:generator>
    <meta:document-statistic meta:object-count="6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